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Inconsolata-dz1" svg:font-family="Inconsolata-dz" style:font-pitch="fixed"/>
    <style:font-face style:name="Inconsolata-dz" svg:font-family="Inconsolata-dz" style:font-adornments="dz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nux Libertine G2" svg:font-family="'Linux Libertine G'" style:font-pitch="variable"/>
    <style:font-face style:name="Linux Libertine G1" svg:font-family="'Linux Libertine G'" style:font-adornments="Italic" style:font-pitch="variable"/>
    <style:font-face style:name="Linux Libertine G" svg:font-family="'Linux Libertine G'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8" style:family="table">
      <style:table-properties style:width="15.727cm" table:align="right"/>
    </style:style>
    <style:style style:name="Table8.A" style:family="table-column">
      <style:table-column-properties style:column-width="15.727cm"/>
    </style:style>
    <style:style style:name="Table8.A1" style:family="table-cell">
      <style:table-cell-properties fo:padding="0.097cm" fo:border="0.05pt solid #000000"/>
    </style:style>
    <style:style style:name="Table7" style:family="table">
      <style:table-properties style:width="10.292cm" fo:margin-left="1.198cm" table:align="left"/>
    </style:style>
    <style:style style:name="Table7.A" style:family="table-column">
      <style:table-column-properties style:column-width="2.108cm"/>
    </style:style>
    <style:style style:name="Table7.B" style:family="table-column">
      <style:table-column-properties style:column-width="8.184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4cc56df" officeooo:paragraph-rsid="04cc56df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Text_20_body">
      <style:text-properties officeooo:rsid="02bdfb9f" officeooo:paragraph-rsid="0375e218" fo:background-color="transparent"/>
    </style:style>
    <style:style style:name="P4" style:family="paragraph" style:parent-style-name="Text_20_body">
      <style:text-properties officeooo:rsid="03788180" officeooo:paragraph-rsid="049e1838" fo:background-color="transparent"/>
    </style:style>
    <style:style style:name="P5" style:family="paragraph" style:parent-style-name="Text_20_body">
      <style:text-properties officeooo:rsid="04cc56df" officeooo:paragraph-rsid="04cc56df" fo:background-color="transparent"/>
    </style:style>
    <style:style style:name="P6" style:family="paragraph" style:parent-style-name="Text_20_body">
      <style:text-properties officeooo:rsid="0362d337" officeooo:paragraph-rsid="04cc56df" fo:background-color="transparent"/>
    </style:style>
    <style:style style:name="P7" style:family="paragraph" style:parent-style-name="Text_20_body">
      <style:text-properties officeooo:paragraph-rsid="01facd8b"/>
    </style:style>
    <style:style style:name="P8" style:family="paragraph" style:parent-style-name="Text_20_body">
      <style:text-properties fo:font-style="normal" officeooo:rsid="041550ef" officeooo:paragraph-rsid="041550ef" style:font-style-asian="normal" style:font-style-complex="normal"/>
    </style:style>
    <style:style style:name="P9" style:family="paragraph" style:parent-style-name="Text_20_body">
      <style:text-properties officeooo:rsid="03ce9f37" officeooo:paragraph-rsid="03ce9f37"/>
    </style:style>
    <style:style style:name="P10" style:family="paragraph" style:parent-style-name="Text_20_body">
      <style:paragraph-properties fo:text-align="justify" style:justify-single-word="false"/>
      <style:text-properties officeooo:rsid="04b06395" officeooo:paragraph-rsid="04b06395"/>
    </style:style>
    <style:style style:name="P11" style:family="paragraph" style:parent-style-name="Text_20_body">
      <style:text-properties officeooo:rsid="04cc56df" officeooo:paragraph-rsid="04cc56df" fo:background-color="#ffff00"/>
    </style:style>
    <style:style style:name="P12" style:family="paragraph" style:parent-style-name="Text_20_body">
      <style:text-properties officeooo:rsid="04cc56df" officeooo:paragraph-rsid="04cc56df"/>
    </style:style>
    <style:style style:name="P13" style:family="paragraph" style:parent-style-name="Text_20_body">
      <style:text-properties officeooo:rsid="041550ef" officeooo:paragraph-rsid="04cc56df"/>
    </style:style>
    <style:style style:name="P14" style:family="paragraph" style:parent-style-name="Text_20_body">
      <style:text-properties officeooo:rsid="030052dc" officeooo:paragraph-rsid="0375e218"/>
    </style:style>
    <style:style style:name="P15" style:family="paragraph" style:parent-style-name="Text_20_body">
      <style:text-properties officeooo:rsid="02e379e9" officeooo:paragraph-rsid="033a1bda"/>
    </style:style>
    <style:style style:name="P16" style:family="paragraph" style:parent-style-name="Text_20_body">
      <style:text-properties officeooo:rsid="04ce64f6" officeooo:paragraph-rsid="04ce64f6"/>
    </style:style>
    <style:style style:name="P17" style:family="paragraph" style:parent-style-name="Table_20_Contents">
      <style:text-properties style:font-name="Linux Libertine G" fo:font-size="8pt" officeooo:rsid="033a1bda" officeooo:paragraph-rsid="033a1bda" style:font-size-asian="8pt" style:font-size-complex="8pt"/>
    </style:style>
    <style:style style:name="P18" style:family="paragraph" style:parent-style-name="Table_20_Contents">
      <style:text-properties style:font-name="Linux Libertine G" fo:font-size="8pt" officeooo:rsid="046be7bb" officeooo:paragraph-rsid="046be7bb" style:font-size-asian="8pt" style:font-size-complex="8pt"/>
    </style:style>
    <style:style style:name="P19" style:family="paragraph" style:parent-style-name="Code_5f_paragraph">
      <style:text-properties officeooo:paragraph-rsid="0375e218"/>
    </style:style>
    <style:style style:name="P20" style:family="paragraph" style:parent-style-name="List">
      <style:text-properties fo:font-variant="normal" fo:text-transform="none" fo:color="#333333" fo:letter-spacing="normal" fo:font-weight="normal" officeooo:rsid="04c8da56" officeooo:paragraph-rsid="04cddba2" fo:background-color="#ffffff" style:font-weight-asian="normal" style:font-weight-complex="normal"/>
    </style:style>
    <style:style style:name="P21" style:family="paragraph" style:parent-style-name="Code_5f_paragraph">
      <style:paragraph-properties fo:margin-left="0cm" fo:margin-right="0cm" fo:text-indent="0cm" style:auto-text-indent="false"/>
      <style:text-properties fo:font-size="7pt" fo:font-style="normal" officeooo:rsid="04692c81" officeooo:paragraph-rsid="04692c81" style:font-size-asian="7pt" style:font-style-asian="normal" style:font-size-complex="7pt" style:font-style-complex="normal"/>
    </style:style>
    <style:style style:name="P22" style:family="paragraph" style:parent-style-name="Heading_20_4">
      <style:text-properties fo:background-color="#ffff00"/>
    </style:style>
    <style:style style:name="P23" style:family="paragraph" style:parent-style-name="Footnote">
      <style:text-properties officeooo:rsid="04cc56df" officeooo:paragraph-rsid="04cc56df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Text_20_body" style:list-style-name="L1">
      <style:text-properties officeooo:rsid="02fbb596" officeooo:paragraph-rsid="0375e218"/>
    </style:style>
    <style:style style:name="P27" style:family="paragraph" style:parent-style-name="Text_20_body" style:list-style-name="L2">
      <style:text-properties officeooo:rsid="04cddba2" officeooo:paragraph-rsid="04cddba2" fo:background-color="#ffff00"/>
    </style:style>
    <style:style style:name="P28" style:family="paragraph" style:parent-style-name="Text_20_body" style:list-style-name="">
      <style:paragraph-properties fo:text-align="justify" style:justify-single-word="false"/>
      <style:text-properties officeooo:rsid="04cfe3ef" officeooo:paragraph-rsid="04cfe3ef"/>
    </style:style>
    <style:style style:name="P29" style:family="paragraph" style:parent-style-name="List" style:list-style-name="List_20_1">
      <style:text-properties officeooo:rsid="04cddba2" officeooo:paragraph-rsid="04cddba2" fo:background-color="#ffff00"/>
    </style:style>
    <style:style style:name="P30" style:family="paragraph" style:parent-style-name="Heading_20_1">
      <style:text-properties officeooo:rsid="04cc56df" officeooo:paragraph-rsid="04cc56df"/>
    </style:style>
    <style:style style:name="P31" style:family="paragraph" style:parent-style-name="Heading_20_1" style:list-style-name="">
      <style:paragraph-properties fo:text-align="justify" style:justify-single-word="false"/>
    </style:style>
    <style:style style:name="P32" style:family="paragraph" style:parent-style-name="Heading_20_1" style:list-style-name="">
      <style:paragraph-properties fo:text-align="justify" style:justify-single-word="false"/>
      <style:text-properties officeooo:rsid="02fbb596" officeooo:paragraph-rsid="0375e218"/>
    </style:style>
    <style:style style:name="P33" style:family="paragraph" style:parent-style-name="Heading_20_1" style:list-style-name="">
      <style:paragraph-properties fo:text-align="justify" style:justify-single-word="false"/>
      <style:text-properties officeooo:rsid="02cde534" officeooo:paragraph-rsid="033a1bda"/>
    </style:style>
    <style:style style:name="P34" style:family="paragraph" style:parent-style-name="Heading_20_1">
      <style:text-properties officeooo:rsid="02dfa066" officeooo:paragraph-rsid="03788180"/>
    </style:style>
    <style:style style:name="P35" style:family="paragraph" style:parent-style-name="Heading_20_1" style:list-style-name="">
      <style:paragraph-properties fo:text-align="justify" style:justify-single-word="false"/>
      <style:text-properties officeooo:rsid="04cfe3ef" officeooo:paragraph-rsid="04cfe3ef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paragraph-properties fo:break-before="page"/>
      <style:text-properties officeooo:rsid="0363ce0b" officeooo:paragraph-rsid="0375e218"/>
    </style:style>
    <style:style style:name="P38" style:family="paragraph" style:parent-style-name="Heading_20_1">
      <style:paragraph-properties fo:break-before="page"/>
      <style:text-properties officeooo:rsid="04cc56df" officeooo:paragraph-rsid="04cc56df"/>
    </style:style>
    <style:style style:name="P39" style:family="paragraph" style:parent-style-name="Heading_20_1">
      <style:paragraph-properties fo:break-before="page"/>
      <style:text-properties officeooo:rsid="033a1bda" officeooo:paragraph-rsid="033a1bda"/>
    </style:style>
    <style:style style:name="P40" style:family="paragraph" style:parent-style-name="Heading_20_1">
      <style:paragraph-properties fo:break-before="page"/>
      <style:text-properties officeooo:rsid="02cde534" officeooo:paragraph-rsid="033a1bda"/>
    </style:style>
    <style:style style:name="P41" style:family="paragraph" style:parent-style-name="Heading_20_1">
      <style:paragraph-properties fo:break-before="page"/>
      <style:text-properties officeooo:rsid="02e379e9" officeooo:paragraph-rsid="02e379e9"/>
    </style:style>
    <style:style style:name="P42" style:family="paragraph" style:parent-style-name="Heading_20_1">
      <style:paragraph-properties fo:break-before="page"/>
      <style:text-properties officeooo:paragraph-rsid="02e379e9"/>
    </style:style>
    <style:style style:name="P43" style:family="paragraph" style:parent-style-name="Heading_20_2">
      <style:text-properties officeooo:paragraph-rsid="0375e218"/>
    </style:style>
    <style:style style:name="P44" style:family="paragraph" style:parent-style-name="Heading_20_2">
      <style:text-properties officeooo:rsid="04cc56df" officeooo:paragraph-rsid="04cc56df"/>
    </style:style>
    <style:style style:name="T1" style:family="text">
      <style:text-properties officeooo:rsid="045ee447"/>
    </style:style>
    <style:style style:name="T2" style:family="text">
      <style:text-properties officeooo:rsid="01facd8b"/>
    </style:style>
    <style:style style:name="T3" style:family="text">
      <style:text-properties officeooo:rsid="029e59ad"/>
    </style:style>
    <style:style style:name="T4" style:family="text">
      <style:text-properties style:font-name="Liberation Mono"/>
    </style:style>
    <style:style style:name="T5" style:family="text">
      <style:text-properties style:font-name="Linux Libertine G2" fo:font-style="italic" style:font-style-asian="italic" style:font-style-complex="italic"/>
    </style:style>
    <style:style style:name="T6" style:family="text">
      <style:text-properties style:font-name="Inconsolata-dz1"/>
    </style:style>
    <style:style style:name="T7" style:family="text">
      <style:text-properties style:font-name="Inconsolata-dz1" fo:font-style="normal" style:font-style-asian="normal" style:font-style-complex="normal"/>
    </style:style>
    <style:style style:name="T8" style:family="text">
      <style:text-properties style:font-name="Inconsolata-dz1" officeooo:rsid="04cc56df"/>
    </style:style>
    <style:style style:name="T9" style:family="text">
      <style:text-properties officeooo:rsid="035a13bd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4cc56df" fo:background-color="#ffff00" loext:char-shading-value="0"/>
    </style:style>
    <style:style style:name="T12" style:family="text">
      <style:text-properties officeooo:rsid="04692c81" fo:background-color="#ffff00" loext:char-shading-value="0"/>
    </style:style>
    <style:style style:name="T13" style:family="text">
      <style:text-properties officeooo:rsid="04cc56d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<text:bookmark-start text:name="__RefHeading___Toc6216_1570332519"/>CamCOPS: Cambridge Cognitive and Psychiatric Assessment Kit<text:bookmark-end text:name="__RefHeading___Toc6216_1570332519"/></text:h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4"><text:a xlink:type="simple" xlink:href="#__RefHeading___Toc6216_1570332519" text:style-name="Index_20_Link" text:visited-style-name="Index_20_Link">1.CamCOPS: Cambridge Cognitive and Psychiatric Assessment Kit<text:tab/>1</text:a></text:p>
          <text:p text:style-name="P24"><text:a xlink:type="simple" xlink:href="#__RefHeading___Toc6218_1570332519" text:style-name="Index_20_Link" text:visited-style-name="Index_20_Link">2.Overview<text:tab/>2</text:a></text:p>
          <text:p text:style-name="P24"><text:a xlink:type="simple" xlink:href="#__RefHeading___Toc7165_1912352588" text:style-name="Index_20_Link" text:visited-style-name="Index_20_Link">3.Installation<text:tab/>3</text:a></text:p>
          <text:p text:style-name="P25"><text:a xlink:type="simple" xlink:href="#__RefHeading___Toc8670_111518022" text:style-name="Index_20_Link" text:visited-style-name="Index_20_Link">3.1.URLs for CamCOPS source code<text:tab/>3</text:a></text:p>
          <text:p text:style-name="P25"><text:a xlink:type="simple" xlink:href="#__RefHeading___Toc6234_1570332519" text:style-name="Index_20_Link" text:visited-style-name="Index_20_Link">3.2.Ubuntu installation from Debian package<text:tab/>3</text:a></text:p>
          <text:p text:style-name="P25"><text:a xlink:type="simple" xlink:href="#__RefHeading___Toc6236_1570332519" text:style-name="Index_20_Link" text:visited-style-name="Index_20_Link">3.3.Installation for any OS<text:tab/>3</text:a></text:p>
          <text:p text:style-name="P24"><text:a xlink:type="simple" xlink:href="#__RefHeading___Toc8819_1172218664" text:style-name="Index_20_Link" text:visited-style-name="Index_20_Link">4.CamCOPS command-line tools<text:tab/>4</text:a></text:p>
          <text:p text:style-name="P25"><text:a xlink:type="simple" xlink:href="#__RefHeading___Toc7127_1912352588" text:style-name="Index_20_Link" text:visited-style-name="Index_20_Link">4.1.camcops<text:tab/>4</text:a></text:p>
          <text:p text:style-name="P24"><text:a xlink:type="simple" xlink:href="#__RefHeading___Toc6256_1570332519" text:style-name="Index_20_Link" text:visited-style-name="Index_20_Link">5.Reminder of common TCP/IP ports<text:tab/>5</text:a></text:p>
          <text:p text:style-name="P24"><text:a xlink:type="simple" xlink:href="#__RefHeading___Toc6258_1570332519" text:style-name="Index_20_Link" text:visited-style-name="Index_20_Link">6.Technical notes<text:tab/>6</text:a></text:p>
          <text:p text:style-name="P24"><text:a xlink:type="simple" xlink:href="#__RefHeading___Toc6266_1570332519" text:style-name="Index_20_Link" text:visited-style-name="Index_20_Link">7.Troubleshooting<text:tab/>7</text:a></text:p>
          <text:p text:style-name="P25"><text:a xlink:type="simple" xlink:href="#__RefHeading___Toc6268_1570332519" text:style-name="Index_20_Link" text:visited-style-name="Index_20_Link">7.1.MySQL: “Too many connections”<text:tab/>7</text:a></text:p>
          <text:p text:style-name="P24"><text:a xlink:type="simple" xlink:href="#__RefHeading___Toc6288_1570332519" text:style-name="Index_20_Link" text:visited-style-name="Index_20_Link">8.Change history<text:tab/>8</text:a></text:p>
          <text:p text:style-name="P24"><text:a xlink:type="simple" xlink:href="#__RefHeading___Toc6264_1570332519" text:style-name="Index_20_Link" text:visited-style-name="Index_20_Link">9.To do<text:tab/>8</text:a></text:p>
        </text:index-body>
      </text:table-of-content>
      <text:p text:style-name="P7"/>
      <text:h text:style-name="P31" text:outline-level="1"/>
      <text:h text:style-name="P36" text:outline-level="1"><text:bookmark-start text:name="__RefHeading___Toc6218_1570332519"/>Overview<text:bookmark-end text:name="__RefHeading___Toc6218_1570332519"/></text:h>
      <text:p text:style-name="P5">XXX</text:p>
      <text:p text:style-name="P6"/>
      <text:h text:style-name="P32" text:outline-level="1"/>
      <text:h text:style-name="P37" text:outline-level="1"><text:bookmark-start text:name="__RefHeading___Toc7165_1912352588"/>Installation<text:bookmark-end text:name="__RefHeading___Toc7165_1912352588"/></text:h>
      <text:h text:style-name="P43" text:outline-level="2"><text:bookmark-start text:name="__RefHeading___Toc8670_111518022"/>URLs <text:span text:style-name="T9">for CamCOPS source code</text:span><text:bookmark-end text:name="__RefHeading___Toc8670_111518022"/></text:h>
      <text:list xml:id="list7153957365373258818" text:style-name="L1">
        <text:list-item>
          <text:p text:style-name="P26">https://github.com/RudolfCardinal/<text:span text:style-name="T13">camcops</text:span> (for source)</text:p>
        </text:list-item>
        <text:list-item>
          <text:p text:style-name="P26">https://pypi.io/project/<text:span text:style-name="T11">XXX</text:span>/ (for <text:span text:style-name="Code_5f_inline">pip install </text:span><text:span text:style-name="Code_5f_inline"><text:span text:style-name="T11">XXX</text:span></text:span>)</text:p>
        </text:list-item>
      </text:list>
      <text:h text:style-name="P43" text:outline-level="2"><text:bookmark-start text:name="__RefHeading___Toc6234_1570332519"/>Ubuntu installation from Debian package<text:bookmark-end text:name="__RefHeading___Toc6234_1570332519"/></text:h>
      <text:p text:style-name="P3">To install CRATE and all its dependencies, download the Debian package and use gdebi:</text:p>
      <text:p text:style-name="P19"><text:span text:style-name="T4"><text:tab/></text:span><text:span text:style-name="T6">sudo gdebi </text:span><text:span text:style-name="T8">camcops</text:span><text:span text:style-name="T6">-</text:span><text:span text:style-name="T5">version</text:span><text:span text:style-name="T7">.deb</text:span></text:p>
      <text:p text:style-name="P3">(If you don’t have gdebi, install it with <text:span text:style-name="Code_5f_inline">sudo apt-get install gdebi</text:span>.)</text:p>
      <text:h text:style-name="P43" text:outline-level="2"><text:bookmark-start text:name="__RefHeading___Toc6236_1570332519"/>Installation <text:span text:style-name="T3">for any OS</text:span><text:bookmark-end text:name="__RefHeading___Toc6236_1570332519"/></text:h>
      <text:p text:style-name="P11">XXX</text:p>
      <text:p text:style-name="P13"/>
      <text:p text:style-name="P8"/>
      <text:h text:style-name="P38" text:outline-level="1"><text:bookmark-start text:name="__RefHeading___Toc8819_1172218664"/>CamCOPS command-line tools<text:bookmark-end text:name="__RefHeading___Toc8819_1172218664"/></text:h>
      <text:h text:style-name="P44" text:outline-level="2"><text:bookmark-start text:name="__RefHeading___Toc7127_1912352588"/>camcops<text:bookmark-end text:name="__RefHeading___Toc7127_1912352588"/></text:h>
      <text:p text:style-name="P9">Options as of <text:span text:style-name="T10">201</text:span><text:span text:style-name="T12">7</text:span><text:span text:style-name="T10">-0</text:span><text:span text:style-name="T12">2</text:span><text:span text:style-name="T10">-2</text:span><text:span text:style-name="T12">8</text:span>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1"/>
          </table:table-cell>
        </table:table-row>
      </table:table>
      <text:p text:style-name="P14"/>
      <text:h text:style-name="P35" text:outline-level="1">Old instructions text</text:h>
      <text:p text:style-name="P28">===============================================================================</text:p>
      <text:p text:style-name="P28">Your system's CamCOPS configuration</text:p>
      <text:p text:style-name="P28">===============================================================================</text:p>
      <text:p text:style-name="P28">- Default CamCOPS config is:</text:p>
      <text:p text:style-name="P28"><text:s text:c="4"/>$DSTCONFIGFILE</text:p>
      <text:p text:style-name="P28"><text:s text:c="2"/>This must be edited before it will run properly.</text:p>
      <text:p text:style-name="P28"/>
      <text:p text:style-name="P28">- Gunicorn/Celery are being supervised as per:</text:p>
      <text:p text:style-name="P28"><text:s text:c="4"/>$DST_SUPERVISOR_CONF_FILE</text:p>
      <text:p text:style-name="P28"><text:s text:c="2"/>This this should be edited to point to the correct CamCOPS config.</text:p>
      <text:p text:style-name="P28"><text:s text:c="2"/>(And copied, changing the CAMCOPS_CONFIG_FILE environment variable, should</text:p>
      <text:p text:style-name="P28"><text:s text:c="2"/>you want to run &gt;1 instance.)</text:p>
      <text:p text:style-name="P28"/>
      <text:p text:style-name="P28">- Gunicorn default port is:</text:p>
      <text:p text:style-name="P28"><text:s text:c="4"/>$DEFAULT_GUNICORN_PORT</text:p>
      <text:p text:style-name="P28"><text:s text:c="2"/>To change this, edit</text:p>
      <text:p text:style-name="P28"><text:s text:c="4"/>$DST_SUPERVISOR_CONF_FILE</text:p>
      <text:p text:style-name="P28"><text:s text:c="2"/>(or copy and edit the copy). Duplicate entries in this script to run another</text:p>
      <text:p text:style-name="P28"><text:s text:c="2"/>instance on another port/socket.</text:p>
      <text:p text:style-name="P28"/>
      <text:p text:style-name="P28">- Static file root to serve:</text:p>
      <text:p text:style-name="P28"><text:s text:c="4"/>$DSTSTATICDIR</text:p>
      <text:p text:style-name="P28"><text:s text:c="2"/>See instructions below re Apache.</text:p>
      <text:p text:style-name="P28"/>
      <text:p text:style-name="P28">===============================================================================</text:p>
      <text:p text:style-name="P28">Running CamCOPS tools within its virtual environment</text:p>
      <text:p text:style-name="P28">===============================================================================</text:p>
      <text:p text:style-name="P28"/>
      <text:p text:style-name="P28">The principle is to use the venv's python executable to run the script.</text:p>
      <text:p text:style-name="P28"/>
      <text:p text:style-name="P28">For example, to run the camcops_meta.py tool to make all tables for all</text:p>
      <text:p text:style-name="P28">databases, assuming all relevant config files are described by</text:p>
      <text:p text:style-name="P28">"/etc/camcops/camcops_*.conf", with sudo prepended to allow access:</text:p>
      <text:p text:style-name="P28"/>
      <text:p text:style-name="P28"><text:s text:c="4"/>sudo $DSTBASEDIR/venv/bin/python $DSTBASEDIR/server/tools/camcops_meta.py --verbose --filespecs /etc/camcops/camcops_*.conf --ccargs maketables</text:p>
      <text:p text:style-name="P28"><text:soft-page-break/></text:p>
      <text:p text:style-name="P28">To test all configs, with the same filespec:</text:p>
      <text:p text:style-name="P28"/>
      <text:p text:style-name="P28"><text:s text:c="4"/>sudo $DSTBASEDIR/venv/bin/python $DSTBASEDIR/server/tools/camcops_meta.py --verbose --filespecs /etc/camcops/camcops_*.conf --ccargs test</text:p>
      <text:p text:style-name="P28"/>
      <text:p text:style-name="P28">(An alternative method is to use "source $DSTBASEDIR/venv/bin/activate",</text:p>
      <text:p text:style-name="P28">and then run things interactively, but this will not work so easily via sudo.)</text:p>
      <text:p text:style-name="P28"/>
      <text:p text:style-name="P28">But a shortcut for all these things is:</text:p>
      <text:p text:style-name="P28"/>
      <text:p text:style-name="P28"><text:s text:c="4"/>sudo $DSTMETACONSOLEFILE --verbose --filespecs /etc/camcops/camcops_*.conf --ccargs test</text:p>
      <text:p text:style-name="P28"/>
      <text:p text:style-name="P28">===============================================================================</text:p>
      <text:p text:style-name="P28">Full stack</text:p>
      <text:p text:style-name="P28">===============================================================================</text:p>
      <text:p text:style-name="P28"/>
      <text:p text:style-name="P28">- Gunicorn serves CamCOPS via WSGI</text:p>
      <text:p text:style-name="P28"><text:s text:c="2"/>... serving via an internal port (in the default configuration, $DEFAULT_GUNICORN_PORT).</text:p>
      <text:p text:style-name="P28"><text:s text:c="2"/>... or an internal socket (such as $DEFAULT_GUNICORN_SOCKET)</text:p>
      <text:p text:style-name="P28"/>
      <text:p text:style-name="P28">- supervisord keeps Gunicorn running</text:p>
      <text:p text:style-name="P28"/>
      <text:p text:style-name="P28">- You should use a proper web server like Apache or nginx to:</text:p>
      <text:p text:style-name="P28"/>
      <text:p text:style-name="P28"><text:s text:c="4"/>(a) serve static files</text:p>
      <text:p text:style-name="P28"/>
      <text:p text:style-name="P28"><text:s text:c="4"/>(b) proxy requests to the WSGI app via Gunicorn</text:p>
      <text:p text:style-name="P28"/>
      <text:p text:style-name="P28">===============================================================================</text:p>
      <text:p text:style-name="P28">Monitoring with supervisord</text:p>
      <text:p text:style-name="P28">===============================================================================</text:p>
      <text:p text:style-name="P28"/>
      <text:p text:style-name="P28"><text:s text:c="4"/>sudo supervisorctl <text:s/># assuming it's running as root</text:p>
      <text:p text:style-name="P28"/>
      <text:p text:style-name="P28">===============================================================================</text:p>
      <text:p text:style-name="P28">Advanced configuration</text:p>
      <text:p text:style-name="P28">===============================================================================</text:p>
      <text:p text:style-name="P28"/>
      <text:p text:style-name="P28">CamCOPS uses operating system environment variables (os.environ, from a Python</text:p>
      <text:p text:style-name="P28">perspective) for things that influence early startup, such as module loading.</text:p>
      <text:p text:style-name="P28">This is because it's often convenient to load all relevant modules before</text:p>
      <text:p text:style-name="P28">reading the configuration file. These govern low-level settings and are not</text:p>
      <text:p text:style-name="P28">typically needed, or are typically set up for you as part of the default</text:p>
      <text:p text:style-name="P28"><text:soft-page-break/>CamCOPS installation.</text:p>
      <text:p text:style-name="P28"/>
      <text:p text:style-name="P28">Essential environment variables</text:p>
      <text:p text:style-name="P28">-------------------------------</text:p>
      <text:p text:style-name="P28"/>
      <text:p text:style-name="P28">CAMCOPS_CONFIG_FILE</text:p>
      <text:p text:style-name="P28"><text:s text:c="4"/>Points to the configuration file itself (e.g. /etc/camcops.conf).</text:p>
      <text:p text:style-name="P28"/>
      <text:p text:style-name="P28">Common environment variables</text:p>
      <text:p text:style-name="P28">----------------------------</text:p>
      <text:p text:style-name="P28"/>
      <text:p text:style-name="P28">MPLCONFIGDIR</text:p>
      <text:p text:style-name="P28"><text:s text:c="4"/>A temporary cache directory for matplotlib to store information (e.g. font</text:p>
      <text:p text:style-name="P28"><text:s text:c="4"/>lists). Specifying this dramatically reduces matplotlib's startup time</text:p>
      <text:p text:style-name="P28"><text:s text:c="4"/>(from e.g. 3 seconds the first time, to a fraction of that subsequently).</text:p>
      <text:p text:style-name="P28"><text:s text:c="4"/>If you don't specify it, CamCOPS uses a fresh temporary directory, so you</text:p>
      <text:p text:style-name="P28"><text:s text:c="4"/>don't get the speedup. The default is</text:p>
      <text:p text:style-name="P28"><text:s text:c="8"/>{DSTMPLCONFIGDIR}</text:p>
      <text:p text:style-name="P28"><text:s text:c="4"/>The directory must be writable by the user running CamCOPS.</text:p>
      <text:p text:style-name="P28"/>
      <text:p text:style-name="P28">Debugging environment variables</text:p>
      <text:p text:style-name="P28">-------------------------------</text:p>
      <text:p text:style-name="P28"/>
      <text:p text:style-name="P28">CAMCOPS_DEBUG_TO_HTTP_CLIENT</text:p>
      <text:p text:style-name="P28"><text:s text:c="4"/>Boolean string (e.g. 'True', 'Y', '1' / 'False', 'N', '0').</text:p>
      <text:p text:style-name="P28"><text:s text:c="4"/>Enables exception reporting to the HTTP client. Should be DISABLED for</text:p>
      <text:p text:style-name="P28"><text:s text:c="4"/>production systems. Default is False.</text:p>
      <text:p text:style-name="P28"/>
      <text:p text:style-name="P28">CAMCOPS_PROFILE</text:p>
      <text:p text:style-name="P28"><text:s text:c="4"/>Boolean string.</text:p>
      <text:p text:style-name="P28"><text:s text:c="4"/>Enable a profiling layer on HTTP requests. The output goes to the system</text:p>
      <text:p text:style-name="P28"><text:s text:c="4"/>console. Default is False.</text:p>
      <text:p text:style-name="P28"/>
      <text:p text:style-name="P28">CAMCOPS_SERVE_STATIC_FILES</text:p>
      <text:p text:style-name="P28"><text:s text:c="4"/>Boolean string.</text:p>
      <text:p text:style-name="P28"><text:s text:c="4"/>The CamCOPS program will itself serve static files. Default is True.</text:p>
      <text:p text:style-name="P28"><text:s text:c="4"/>In a production server, you can ignore this setting, but you should serve</text:p>
      <text:p text:style-name="P28"><text:s text:c="4"/>static files from a proper web server (e.g. Apache) instead, for</text:p>
      <text:p text:style-name="P28"><text:s text:c="4"/>performance.</text:p>
      <text:p text:style-name="P28"/>
      <text:p text:style-name="P28">Note regarding environment variables</text:p>
      <text:p text:style-name="P28">------------------------------------</text:p>
      <text:p text:style-name="P28"/>
      <text:p text:style-name="P28">Operating system environment variables are read at PROGRAM LOAD TIME, not WSGI</text:p>
      <text:p text:style-name="P28"><text:soft-page-break/>call time. They are distinct from WSGI environment variables (which are passed</text:p>
      <text:p text:style-name="P28">from the WSGI web server to CamCOPS at run-time and contain per-request</text:p>
      <text:p text:style-name="P28">information).</text:p>
      <text:p text:style-name="P28"/>
      <text:p text:style-name="P28">===============================================================================</text:p>
      <text:p text:style-name="P28">Testing with just gunicorn</text:p>
      <text:p text:style-name="P28">===============================================================================</text:p>
      <text:p text:style-name="P28"/>
      <text:p text:style-name="P28">- Assuming your www-data has the necessary access, then configure gunicorn</text:p>
      <text:p text:style-name="P28"><text:s text:c="2"/>for a test port on 8000:</text:p>
      <text:p text:style-name="P28"/>
      <text:p text:style-name="P28"><text:s text:c="4"/>sudo -u www-data \</text:p>
      <text:p text:style-name="P28"><text:s text:c="8"/>CAMCOPS_CONFIG_FILE="$DSTCONFIGFILE" \</text:p>
      <text:p text:style-name="P28"><text:s text:c="8"/>$DSTPYTHONVENV/bin/gunicorn camcops_server:camcops:application \</text:p>
      <text:p text:style-name="P28"><text:s text:c="8"/>--workers 4 \</text:p>
      <text:p text:style-name="P28"><text:s text:c="8"/>--bind=127.0.0.1:8000</text:p>
      <text:p text:style-name="P28"/>
      <text:p text:style-name="P28">===============================================================================</text:p>
      <text:p text:style-name="P28">Apache</text:p>
      <text:p text:style-name="P28">===============================================================================</text:p>
      <text:p text:style-name="P28">-------------------------------------------------------------------------------</text:p>
      <text:p text:style-name="P28">OPTIMAL: proxy Apache through to Gunicorn</text:p>
      <text:p text:style-name="P28">-------------------------------------------------------------------------------</text:p>
      <text:p text:style-name="P28">(a) Add Ubuntu/Apache prerequisites</text:p>
      <text:p text:style-name="P28"/>
      <text:p text:style-name="P28"><text:s text:c="4"/>[Ubuntu]</text:p>
      <text:p text:style-name="P28"><text:s text:c="8"/>sudo apt-get install apache2 libapache2-mod-wsgi libapache2-mod-proxy-html libapache2-mod-xsendfile</text:p>
      <text:p text:style-name="P28"><text:s text:c="8"/>sudo a2enmod proxy_http <text:s/># may be unnecessary</text:p>
      <text:p text:style-name="P28"><text:s text:c="8"/>sudo apt-get install mysql-client mysql-server</text:p>
      <text:p text:style-name="P28"><text:s text:c="4"/>[CentOS]</text:p>
      <text:p text:style-name="P28"><text:s text:c="8"/>yum install httpd mod_wsgi mod_proxy mod_xsendfile</text:p>
      <text:p text:style-name="P28"><text:s text:c="8"/>yum install mysql55 mysql55-server libmysqlclient-dev</text:p>
      <text:p text:style-name="P28"/>
      <text:p text:style-name="P28">(b) Configure Apache for CamCOPS.</text:p>
      <text:p text:style-name="P28"><text:s text:c="4"/>Use a section like this in the Apache config file:</text:p>
      <text:p text:style-name="P28"/>
      <text:p text:style-name="P28">&lt;VirtualHost *:443&gt;</text:p>
      <text:p text:style-name="P28"><text:s text:c="4"/># ...</text:p>
      <text:p text:style-name="P28"/>
      <text:p text:style-name="P28"><text:s text:c="4"/># =========================================================================</text:p>
      <text:p text:style-name="P28"><text:s text:c="4"/># CamCOPS</text:p>
      <text:p text:style-name="P28"><text:s text:c="4"/># =========================================================================</text:p>
      <text:p text:style-name="P28"/>
      <text:p text:style-name="P28"><text:soft-page-break/><text:s text:c="8"/># ---------------------------------------------------------------------</text:p>
      <text:p text:style-name="P28"><text:s text:c="8"/># 1. Proxy requests to the Gunicorn server and back, and allow access</text:p>
      <text:p text:style-name="P28"><text:s text:c="8"/># ---------------------------------------------------------------------</text:p>
      <text:p text:style-name="P28"><text:s text:c="8"/># <text:s text:c="3"/>... either via port $DEFAULT_GUNICORN_PORT</text:p>
      <text:p text:style-name="P28"><text:s text:c="8"/># <text:s text:c="3"/>... or, better, via socket $DEFAULT_GUNICORN_SOCKET</text:p>
      <text:p text:style-name="P28"><text:s text:c="8"/># NOTES</text:p>
      <text:p text:style-name="P28"><text:s text:c="8"/># - When you ProxyPass /$URLBASE, you should browse to</text:p>
      <text:p text:style-name="P28"><text:s text:c="8"/># <text:s text:c="6"/>https://YOURSITE/$URLBASE/webview</text:p>
      <text:p text:style-name="P28"><text:s text:c="8"/># <text:s text:c="2"/>and point your tablets to</text:p>
      <text:p text:style-name="P28"><text:s text:c="8"/># <text:s text:c="6"/>https://YOURSITE/$URLBASE/database</text:p>
      <text:p text:style-name="P28"><text:s text:c="8"/># - Don't specify trailing slashes.</text:p>
      <text:p text:style-name="P28"><text:s text:c="8"/># <text:s text:c="2"/>If you do, http://host/$URLBASE will fail though;</text:p>
      <text:p text:style-name="P28"><text:s text:c="8"/># <text:s text:c="13"/>http://host/$URLBASE/ will succeed.</text:p>
      <text:p text:style-name="P28"><text:s text:c="8"/># - Using a socket</text:p>
      <text:p text:style-name="P28"><text:s text:c="8"/># <text:s text:c="2"/>- this requires Apache 2.4.9, and passes after the '|' character a</text:p>
      <text:p text:style-name="P28"><text:s text:c="8"/># <text:s text:c="4"/>URL that determines the Host: value of the request; see</text:p>
      <text:p text:style-name="P28"><text:s text:c="8"/># <text:s text:c="6"/>https://httpd.apache.org/docs/trunk/mod/mod_proxy.html#proxypass</text:p>
      <text:p text:style-name="P28"><text:s text:c="8"/># <text:s text:c="2"/>- The Django debug toolbar will then require the bizarre entry in</text:p>
      <text:p text:style-name="P28"><text:s text:c="8"/># <text:s text:c="4"/>the Django settings: INTERNAL_IPS = ("b''", ) -- i.e. the string</text:p>
      <text:p text:style-name="P28"><text:s text:c="8"/># <text:s text:c="4"/>value of "b''", not an empty bytestring.</text:p>
      <text:p text:style-name="P28"><text:s text:c="8"/># - Ensure that you put the CORRECT PROTOCOL (e.g. https) in the rules</text:p>
      <text:p text:style-name="P28"><text:s text:c="8"/># <text:s text:c="2"/>below.</text:p>
      <text:p text:style-name="P28"><text:s text:c="8"/># - For ProxyPass options, see https://httpd.apache.org/docs/2.2/mod/mod_proxy.html#proxypass</text:p>
      <text:p text:style-name="P28"><text:s text:c="8"/># <text:s text:c="2"/>... including "retry=0" to stop Apache disabling the connection for</text:p>
      <text:p text:style-name="P28"><text:s text:c="8"/># <text:s text:c="6"/>a while on failure.</text:p>
      <text:p text:style-name="P28"/>
      <text:p text:style-name="P28"><text:s text:c="8"/># Don't ProxyPass the static files; we'll serve them via Apache.</text:p>
      <text:p text:style-name="P28"><text:s text:c="4"/>ProxyPassMatch ^/$URLBASE/static/ !</text:p>
      <text:p text:style-name="P28"/>
      <text:p text:style-name="P28"><text:s text:c="8"/># Port</text:p>
      <text:p text:style-name="P28"><text:s text:c="8"/># Note the use of "http" (reflecting the backend), not https (like the</text:p>
      <text:p text:style-name="P28"><text:s text:c="8"/># front end).</text:p>
      <text:p text:style-name="P28"/>
      <text:p text:style-name="P28"><text:s text:c="4"/># ProxyPass /$URLBASE http://127.0.0.1:$DEFAULT_GUNICORN_PORT retry=0</text:p>
      <text:p text:style-name="P28"><text:s text:c="4"/># ProxyPassReverse /$URLBASE http://127.0.0.1:$DEFAULT_GUNICORN_PORT</text:p>
      <text:p text:style-name="P28"/>
      <text:p text:style-name="P28"><text:s text:c="8"/># Socket (Apache 2.4.9 and higher)</text:p>
      <text:p text:style-name="P28"><text:s text:c="8"/>#</text:p>
      <text:p text:style-name="P28"><text:s text:c="8"/># The general syntax is:</text:p>
      <text:p text:style-name="P28"><text:s text:c="8"/># <text:s text:c="2"/>ProxyPass /URL_USER_SEES unix:SOCKETFILE|PROTOCOL://HOST/EXTRA_URL_FOR_BACKEND retry=0</text:p>
      <text:p text:style-name="P28"><text:s text:c="8"/># Note that:</text:p>
      <text:p text:style-name="P28"><text:s text:c="8"/># <text:s text:c="2"/>- the protocol should be http, not https (Apache deals with the</text:p>
      <text:p text:style-name="P28"><text:s text:c="8"/># <text:s text:c="4"/>HTTPS part and passes HTTP on)</text:p>
      <text:p text:style-name="P28"><text:soft-page-break/><text:s text:c="8"/># <text:s text:c="2"/>- the EXTRA_URL_FOR_BACKEND needs to be (a) unique for each</text:p>
      <text:p text:style-name="P28"><text:s text:c="8"/># <text:s text:c="4"/>instance or Apache will use a single worker for multiple</text:p>
      <text:p text:style-name="P28"><text:s text:c="8"/># <text:s text:c="4"/>instances, and (b) blank for the backend's benefit. Since those</text:p>
      <text:p text:style-name="P28"><text:s text:c="8"/># <text:s text:c="4"/>two conflict when there's &gt;1 instance, there's a problem.</text:p>
      <text:p text:style-name="P28"><text:s text:c="8"/># <text:s text:c="2"/>- Normally, HOST is given as localhost. It may be that this problem</text:p>
      <text:p text:style-name="P28"><text:s text:c="8"/># <text:s text:c="4"/>is solved by using a dummy unique value for HOST:</text:p>
      <text:p text:style-name="P28"><text:s text:c="8"/># <text:s text:c="4"/>https://bz.apache.org/bugzilla/show_bug.cgi?id=54101#c1</text:p>
      <text:p text:style-name="P28"><text:s text:c="8"/>#</text:p>
      <text:p text:style-name="P28"><text:s text:c="8"/># If your Apache version is too old, you will get the error</text:p>
      <text:p text:style-name="P28"><text:s text:c="8"/># <text:s text:c="2"/>"AH00526: Syntax error on line 56 of /etc/apache2/sites-enabled/SOMETHING:</text:p>
      <text:p text:style-name="P28"><text:s text:c="8"/># <text:s text:c="3"/>ProxyPass URL must be absolute!"</text:p>
      <text:p text:style-name="P28"><text:s text:c="8"/># On Ubuntu, if your Apache is too old, you could use</text:p>
      <text:p text:style-name="P28"><text:s text:c="8"/># <text:s text:c="2"/>sudo add-apt-repository ppa:ondrej/apache2</text:p>
      <text:p text:style-name="P28"><text:s text:c="8"/># ... details at https://launchpad.net/~ondrej/+archive/ubuntu/apache2</text:p>
      <text:p text:style-name="P28"><text:s text:c="8"/>#</text:p>
      <text:p text:style-name="P28"><text:s text:c="8"/># If you get this error:</text:p>
      <text:p text:style-name="P28"><text:s text:c="8"/># <text:s text:c="2"/>AH01146: Ignoring parameter 'retry=0' for worker 'unix:/tmp/.camcops_gunicorn.sock|https://localhost' because of worker sharing</text:p>
      <text:p text:style-name="P28"><text:s text:c="8"/># <text:s text:c="2"/>https://wiki.apache.org/httpd/ListOfErrors</text:p>
      <text:p text:style-name="P28"><text:s text:c="8"/># ... then your URLs are overlapping and should be redone or sorted:</text:p>
      <text:p text:style-name="P28"><text:s text:c="8"/># <text:s text:c="2"/>http://httpd.apache.org/docs/2.4/mod/mod_proxy.html#workers</text:p>
      <text:p text:style-name="P28"><text:s text:c="8"/># The part that must be unique for each instance, with no part a</text:p>
      <text:p text:style-name="P28"><text:s text:c="8"/># leading substring of any other, is THIS_BIT in:</text:p>
      <text:p text:style-name="P28"><text:s text:c="8"/># <text:s text:c="2"/>ProxyPass /URL_USER_SEES unix:SOCKETFILE|https://localhost/THIS_BIT retry=0</text:p>
      <text:p text:style-name="P28"><text:s text:c="8"/>#</text:p>
      <text:p text:style-name="P28"><text:s text:c="8"/># If you get an error like this:</text:p>
      <text:p text:style-name="P28"><text:s text:c="8"/># <text:s text:c="2"/>AH01144: No protocol handler was valid for the URL /SOMEWHERE. If you are using a DSO version of mod_proxy, make sure the proxy submodules are included in the configuration using LoadModule.</text:p>
      <text:p text:style-name="P28"><text:s text:c="8"/># Then do this:</text:p>
      <text:p text:style-name="P28"><text:s text:c="8"/># <text:s text:c="2"/>sudo a2enmod proxy proxy_http</text:p>
      <text:p text:style-name="P28"><text:s text:c="8"/># <text:s text:c="2"/>sudo apache2ctl restart</text:p>
      <text:p text:style-name="P28"><text:s text:c="8"/>#</text:p>
      <text:p text:style-name="P28"><text:s text:c="8"/># If you get an error like this:</text:p>
      <text:p text:style-name="P28"><text:s text:c="8"/># <text:s text:c="2"/>... [proxy_http:error] [pid 32747] (103)Software caused connection abort: [client 109.151.49.173:56898] AH01102: error reading status line from remote server httpd-UDS:0</text:p>
      <text:p text:style-name="P28"><text:s text:c="8"/># <text:s text:c="6"/>[proxy:error] [pid 32747] [client 109.151.49.173:56898] AH00898: Error reading from remote server returned by /camcops_bruhl/webview</text:p>
      <text:p text:style-name="P28"><text:s text:c="8"/># then check you are specifying http://, not https://, in the ProxyPass</text:p>
      <text:p text:style-name="P28"><text:s text:c="8"/>#</text:p>
      <text:p text:style-name="P28"><text:s text:c="8"/># Other information sources:</text:p>
      <text:p text:style-name="P28"><text:s text:c="8"/># <text:s text:c="2"/>https://emptyhammock.com/projects/info/pyweb/webconfig.html</text:p>
      <text:p text:style-name="P28"/>
      <text:p text:style-name="P28"><text:s text:c="4"/>ProxyPass /$URLBASE unix:$DEFAULT_GUNICORN_SOCKET|http://dummy1/ retry=0</text:p>
      <text:p text:style-name="P28"><text:s text:c="4"/>ProxyPassReverse /$URLBASE unix:$DEFAULT_GUNICORN_SOCKET|http://dummy1/</text:p>
      <text:p text:style-name="P28"><text:soft-page-break/></text:p>
      <text:p text:style-name="P28"><text:s text:c="8"/># Allow proxy over SSL.</text:p>
      <text:p text:style-name="P28"><text:s text:c="8"/># Without this, you will get errors like:</text:p>
      <text:p text:style-name="P28"><text:s text:c="8"/># <text:s text:c="2"/>... SSL Proxy requested for wombat:443 but not enabled [Hint: SSLProxyEngine]</text:p>
      <text:p text:style-name="P28"><text:s text:c="8"/># <text:s text:c="2"/>... failed to enable ssl support for 0.0.0.0:0 (httpd-UDS)</text:p>
      <text:p text:style-name="P28"/>
      <text:p text:style-name="P28"><text:s text:c="4"/>SSLProxyEngine on</text:p>
      <text:p text:style-name="P28"/>
      <text:p text:style-name="P28"><text:s text:c="8"/># Allow access</text:p>
      <text:p text:style-name="P28"/>
      <text:p text:style-name="P28"><text:s text:c="4"/>&lt;Location /$URLBASE&gt;</text:p>
      <text:p text:style-name="P28"><text:s text:c="8"/>Require all granted</text:p>
      <text:p text:style-name="P28"><text:s text:c="4"/>&lt;/Location&gt;</text:p>
      <text:p text:style-name="P28"/>
      <text:p text:style-name="P28"><text:s text:c="8"/># ---------------------------------------------------------------------</text:p>
      <text:p text:style-name="P28"><text:s text:c="8"/># 2. Serve static files</text:p>
      <text:p text:style-name="P28"><text:s text:c="8"/># ---------------------------------------------------------------------</text:p>
      <text:p text:style-name="P28"><text:s text:c="8"/># a) offer them at the appropriate URL</text:p>
      <text:p text:style-name="P28"><text:s text:c="8"/># b) provide permission</text:p>
      <text:p text:style-name="P28"/>
      <text:p text:style-name="P28"><text:s text:c="4"/># <text:s text:c="2"/>Change this: aim the alias at your own institutional logo.</text:p>
      <text:p text:style-name="P28"><text:s text:c="4"/>Alias /$URLBASE/static/logo_local.png $DSTSTATICDIR/logo_local.png</text:p>
      <text:p text:style-name="P28"/>
      <text:p text:style-name="P28"><text:s text:c="4"/># <text:s text:c="2"/>The rest</text:p>
      <text:p text:style-name="P28"><text:s text:c="4"/>Alias /$URLBASE/static/ $DSTSTATICDIR/</text:p>
      <text:p text:style-name="P28"/>
      <text:p text:style-name="P28"><text:s text:c="4"/>&lt;Directory $DSTSTATICDIR&gt;</text:p>
      <text:p text:style-name="P28"><text:s text:c="8"/>Require all granted</text:p>
      <text:p text:style-name="P28"><text:s text:c="4"/>&lt;/Directory&gt;</text:p>
      <text:p text:style-name="P28"/>
      <text:p text:style-name="P28"><text:s text:c="8"/># ---------------------------------------------------------------------</text:p>
      <text:p text:style-name="P28"><text:s text:c="8"/># 3. For additional instances</text:p>
      <text:p text:style-name="P28"><text:s text:c="8"/># ---------------------------------------------------------------------</text:p>
      <text:p text:style-name="P28"><text:s text:c="8"/># (a) duplicate section 1 above, editing the base URL and Gunicorn</text:p>
      <text:p text:style-name="P28"><text:s text:c="8"/># <text:s text:c="4"/>connection (socket/port);</text:p>
      <text:p text:style-name="P28"><text:s text:c="8"/># (b) you will also need to create an additional Gunicorn instance,</text:p>
      <text:p text:style-name="P28"><text:s text:c="8"/># <text:s text:c="4"/>as above;</text:p>
      <text:p text:style-name="P28"><text:s text:c="8"/># (c) add additional static aliases (in section 2 above).</text:p>
      <text:p text:style-name="P28"><text:s text:c="8"/># Example (using sockets):</text:p>
      <text:p text:style-name="P28"/>
      <text:p text:style-name="P28"><text:s text:c="4"/># ProxyPassMatch ^/camcops_instance2/static/ !</text:p>
      <text:p text:style-name="P28"><text:s text:c="4"/># ProxyPass /camcops_instance2 unix:/tmp/.camcops_gunicorn_instance2.sock|http://dummy2/ retry=0</text:p>
      <text:p text:style-name="P28"><text:s text:c="4"/># ProxyPassReverse /camcops_instance2 unix:/tmp/.camcops_gunicorn_instance2.sock|http://dummy2/</text:p>
      <text:p text:style-name="P28"><text:s text:c="4"/># &lt;Location /camcops_instance2&gt;</text:p>
      <text:p text:style-name="P28"><text:soft-page-break/><text:s text:c="4"/># <text:s text:c="4"/>Require all granted</text:p>
      <text:p text:style-name="P28"><text:s text:c="4"/># &lt;/Location&gt;</text:p>
      <text:p text:style-name="P28"><text:s text:c="4"/># Alias /camcops_instance2/static/logo_local.png $DSTSTATICDIR/logo_local.png</text:p>
      <text:p text:style-name="P28"><text:s text:c="4"/># Alias /camcops_instance2/static/ $DSTSTATICDIR/</text:p>
      <text:p text:style-name="P28"/>
      <text:p text:style-name="P28"/>
      <text:p text:style-name="P28"><text:s text:c="4"/>#==========================================================================</text:p>
      <text:p text:style-name="P28"><text:s text:c="4"/># SSL security (for HTTPS)</text:p>
      <text:p text:style-name="P28"><text:s text:c="4"/>#==========================================================================</text:p>
      <text:p text:style-name="P28"/>
      <text:p text:style-name="P28"><text:s text:c="4"/># You will also need to install your SSL certificate; see the instructions</text:p>
      <text:p text:style-name="P28"><text:s text:c="4"/># that came with it. You get a certificate by creating a certificate</text:p>
      <text:p text:style-name="P28"><text:s text:c="4"/># signing request (CSR). You enter some details about your site, and a</text:p>
      <text:p text:style-name="P28"><text:s text:c="4"/># software tool makes (1) a private key, which you keep utterly private,</text:p>
      <text:p text:style-name="P28"><text:s text:c="4"/># and (2) a CSR, which you send to a Certificate Authority (CA) for</text:p>
      <text:p text:style-name="P28"><text:s text:c="4"/># signing. They send back a signed certificate, and a chain of certificates</text:p>
      <text:p text:style-name="P28"><text:s text:c="4"/># leading from yours to a trusted root CA.</text:p>
      <text:p text:style-name="P28"/>
      <text:p text:style-name="P28"><text:s text:c="4"/># You can create your own (a 'snake-oil' certificate), but your tablets</text:p>
      <text:p text:style-name="P28"><text:s text:c="4"/># and browsers will not trust it, so this is a bad idea.</text:p>
      <text:p text:style-name="P28"/>
      <text:p text:style-name="P28"><text:s text:c="4"/># Once you have your certificate: edit and uncomment these lines:</text:p>
      <text:p text:style-name="P28"/>
      <text:p text:style-name="P28"><text:s text:c="4"/># SSLEngine on</text:p>
      <text:p text:style-name="P28"/>
      <text:p text:style-name="P28"><text:s text:c="4"/># SSLCertificateKeyFile /etc/ssl/private/my.private.key</text:p>
      <text:p text:style-name="P28"/>
      <text:p text:style-name="P28"><text:s text:c="8"/># ... a private file that you made before creating the certificate</text:p>
      <text:p text:style-name="P28"><text:s text:c="8"/># request, and NEVER GAVE TO ANYBODY, and NEVER WILL (or your</text:p>
      <text:p text:style-name="P28"><text:s text:c="8"/># security is broken and you need a new certificate).</text:p>
      <text:p text:style-name="P28"/>
      <text:p text:style-name="P28"><text:s text:c="4"/># SSLCertificateFile /etc/ssl/certs/my.public.cert</text:p>
      <text:p text:style-name="P28"/>
      <text:p text:style-name="P28"><text:s text:c="8"/># ... signed and supplied to you by the certificate authority (CA),</text:p>
      <text:p text:style-name="P28"><text:s text:c="8"/># from the public certificate you sent to them.</text:p>
      <text:p text:style-name="P28"/>
      <text:p text:style-name="P28"><text:s text:c="4"/># SSLCertificateChainFile /etc/ssl/certs/my-institution.ca-bundle</text:p>
      <text:p text:style-name="P28"/>
      <text:p text:style-name="P28"><text:s text:c="8"/># ... made from additional certificates in a chain, supplied to you by</text:p>
      <text:p text:style-name="P28"><text:s text:c="8"/># the CA. For example, mine is univcam.ca-bundle, made with the</text:p>
      <text:p text:style-name="P28"><text:s text:c="8"/># command:</text:p>
      <text:p text:style-name="P28"><text:s text:c="8"/>#</text:p>
      <text:p text:style-name="P28"><text:s text:c="8"/># cat TERENASSLCA.crt UTNAddTrustServer_CA.crt AddTrustExternalCARoot.crt &gt; univcam.ca-bundle</text:p>
      <text:p text:style-name="P28"><text:soft-page-break/></text:p>
      <text:p text:style-name="P28"><text:s text:c="4"/>#==========================================================================</text:p>
      <text:p text:style-name="P28"><text:s text:c="4"/># GZIP COMPRESSION FOR APPROPRIATE CONTENT TYPES (OPTIONAL)</text:p>
      <text:p text:style-name="P28"><text:s text:c="4"/># Run "sudo a2enmod deflate" from the command line if not already enabled.</text:p>
      <text:p text:style-name="P28"><text:s text:c="4"/>#==========================================================================</text:p>
      <text:p text:style-name="P28"><text:s text:c="4"/># http://stackoverflow.com/questions/12367858/how-can-i-get-apache-gzip-compression-to-work</text:p>
      <text:p text:style-name="P28"><text:s text:c="4"/># testing it: curl -I --compress http://mysite.mydomain/index.html</text:p>
      <text:p text:style-name="P28"><text:s text:c="4"/># http://serverfault.com/questions/81609/how-to-check-if-apache-compression-is-working</text:p>
      <text:p text:style-name="P28"><text:s text:c="4"/>SetOutputFilter DEFLATE</text:p>
      <text:p text:style-name="P28"><text:s text:c="4"/>AddOutputFilterByType DEFLATE text/html text/css text/plain text/xml application/x-javascript application/x-httpd-php</text:p>
      <text:p text:style-name="P28"><text:s text:c="4"/>BrowserMatch ^Mozilla/4 gzip-only-text/html</text:p>
      <text:p text:style-name="P28"><text:s text:c="4"/>BrowserMatch ^Mozilla/4\.0[678] no-gzip</text:p>
      <text:p text:style-name="P28"><text:s text:c="4"/>BrowserMatch \bMSIE !no-gzip !gzip-only-text/html</text:p>
      <text:p text:style-name="P28"><text:s text:c="4"/>BrowserMatch \bMSI[E] !no-gzip !gzip-only-text/html</text:p>
      <text:p text:style-name="P28"><text:s text:c="4"/>SetEnvIfNoCase Request_URI \.(?:gif|jpe?g|png)$$ no-gzip</text:p>
      <text:p text:style-name="P28"><text:s text:c="4"/>Header append Vary User-Agent env=!dont-vary</text:p>
      <text:h text:style-name="P39" text:outline-level="1"><text:bookmark-start text:name="__RefHeading___Toc6256_1570332519"/>Reminder of common TCP/IP ports<text:bookmark-end text:name="__RefHeading___Toc6256_1570332519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Port</text:p>
          </table:table-cell>
          <table:table-cell table:style-name="Table7.B1" office:value-type="string">
            <text:p text:style-name="P17">Default function</text:p>
          </table:table-cell>
        </table:table-row>
        <table:table-row>
          <table:table-cell table:style-name="Table7.A2" office:value-type="string">
            <text:p text:style-name="P17">22</text:p>
          </table:table-cell>
          <table:table-cell table:style-name="Table7.B2" office:value-type="string">
            <text:p text:style-name="P17">SSH</text:p>
          </table:table-cell>
        </table:table-row>
        <table:table-row>
          <table:table-cell table:style-name="Table7.A2" office:value-type="string">
            <text:p text:style-name="P17">80</text:p>
          </table:table-cell>
          <table:table-cell table:style-name="Table7.B2" office:value-type="string">
            <text:p text:style-name="P17">HTTP</text:p>
          </table:table-cell>
        </table:table-row>
        <table:table-row>
          <table:table-cell table:style-name="Table7.A2" office:value-type="string">
            <text:p text:style-name="P17">443</text:p>
          </table:table-cell>
          <table:table-cell table:style-name="Table7.B2" office:value-type="string">
            <text:p text:style-name="P17">HTTPS</text:p>
          </table:table-cell>
        </table:table-row>
        <table:table-row>
          <table:table-cell table:style-name="Table7.A2" office:value-type="string">
            <text:p text:style-name="P17">1433</text:p>
          </table:table-cell>
          <table:table-cell table:style-name="Table7.B2" office:value-type="string">
            <text:p text:style-name="P17">Microsoft SQL Server</text:p>
          </table:table-cell>
        </table:table-row>
        <table:table-row>
          <table:table-cell table:style-name="Table7.A2" office:value-type="string">
            <text:p text:style-name="P17">3306</text:p>
          </table:table-cell>
          <table:table-cell table:style-name="Table7.B2" office:value-type="string">
            <text:p text:style-name="P17">MySQL</text:p>
          </table:table-cell>
        </table:table-row>
        <table:table-row>
          <table:table-cell table:style-name="Table7.A2" office:value-type="string">
            <text:p text:style-name="P17">5432</text:p>
          </table:table-cell>
          <table:table-cell table:style-name="Table7.B2" office:value-type="string">
            <text:p text:style-name="P17">PostgreSQL</text:p>
          </table:table-cell>
        </table:table-row>
        <table:table-row>
          <table:table-cell table:style-name="Table7.A2" office:value-type="string">
            <text:p text:style-name="P18">5672</text:p>
          </table:table-cell>
          <table:table-cell table:style-name="Table7.B2" office:value-type="string">
            <text:p text:style-name="P18">AMQP (e.g. RabbitMQ)</text:p>
          </table:table-cell>
        </table:table-row>
        <table:table-row>
          <table:table-cell table:style-name="Table7.A2" office:value-type="string">
            <text:p text:style-name="P17">8443</text:p>
          </table:table-cell>
          <table:table-cell table:style-name="Table7.B2" office:value-type="string">
            <text:p text:style-name="P17">relatively common alternative for HTTPS</text:p>
          </table:table-cell>
        </table:table-row>
        <table:table-row>
          <table:table-cell table:style-name="Table7.A2" office:value-type="string">
            <text:p text:style-name="P18">15672</text:p>
          </table:table-cell>
          <table:table-cell table:style-name="Table7.B2" office:value-type="string">
            <text:p text:style-name="P18">Default internal port for RabbitMQ admin interface</text:p>
          </table:table-cell>
        </table:table-row>
      </table:table>
      <text:h text:style-name="P33" text:outline-level="1"/>
      <text:h text:style-name="P40" text:outline-level="1"><text:bookmark-start text:name="__RefHeading___Toc6258_1570332519"/>Technical notes<text:bookmark-end text:name="__RefHeading___Toc6258_1570332519"/></text:h>
      <text:p text:style-name="P15"/>
      <text:h text:style-name="P41" text:outline-level="1"><text:bookmark-start text:name="__RefHeading___Toc6266_1570332519"/>Troubleshooting<text:bookmark-end text:name="__RefHeading___Toc6266_1570332519"/></text:h>
      <text:h text:style-name="P44" text:outline-level="2"><text:bookmark-start text:name="__RefHeading___Toc6268_1570332519"/>MySQL: “Too many connections”<text:bookmark-end text:name="__RefHeading___Toc6268_1570332519"/></text:h>
      <text:p text:style-name="P12">This error occurs if programs collectively attempt to open more connections to MySQL than the configured limit.<text:note text:id="ftn1" text:note-class="footnote"><text:note-citation>1</text:note-citation><text:note-body><text:p text:style-name="P23">https://dev.mysql.com/doc/refman/5.7/en/too-many-connections.html</text:p></text:note-body></text:note> The easiest way to make it happen in CamCOPS is to launch a web server with a very high maximum number of threads, in excess of the MySQL limit, and then work the web server hard.</text:p>
      <text:p text:style-name="P12">Fix the problem by limiting the maximum number of threads/processes used by CamCOPS or by increasing the MySQL connection limit.</text:p>
      <text:h text:style-name="Heading_20_2" text:outline-level="2">Web browser reports: “DevTools failed to parse SourceMap: https://wombat/camcops/deform_static/css/bootstrap.min.css.map”</text:h>
      <text:p text:style-name="P16">This file (bootstrap.min.css.map) should be shipped with Deform, but isn’t. For now: don’t worry about it.</text:p>
      <text:p text:style-name="P16"/>
      <text:p text:style-name="P10"/>
      <text:h text:style-name="P42" text:outline-level="1"><text:bookmark-start text:name="__RefHeading___Toc6288_1570332519"/>Change history<text:bookmark-end text:name="__RefHeading___Toc6288_1570332519"/></text:h>
      <text:p text:style-name="P22"><text:bookmark-start text:name="__RefHeading___Toc6294_1570332519"/><text:span text:style-name="T2">2015-03-19, </text:span>v0.03<text:bookmark-end text:name="__RefHeading___Toc6294_1570332519"/></text:p>
      <text:list xml:id="list2522848666329621433" text:style-name="List_20_1">
        <text:list-item>
          <text:p text:style-name="P29">XXX</text:p>
        </text:list-item>
      </text:list>
      <text:p text:style-name="P20"/>
      <text:h text:style-name="P34" text:outline-level="1"><text:bookmark-start text:name="__RefHeading___Toc6264_1570332519"/>To do<text:bookmark-end text:name="__RefHeading___Toc6264_1570332519"/></text:h>
      <text:list xml:id="list666651079249170870" text:style-name="L2">
        <text:list-item>
          <text:p text:style-name="P27">XXX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Inconsolata-dz1" svg:font-family="Inconsolata-dz" style:font-pitch="fixed"/>
    <style:font-face style:name="Inconsolata-dz" svg:font-family="Inconsolata-dz" style:font-adornments="dz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nux Libertine G2" svg:font-family="'Linux Libertine G'" style:font-pitch="variable"/>
    <style:font-face style:name="Linux Libertine G1" svg:font-family="'Linux Libertine G'" style:font-adornments="Italic" style:font-pitch="variable"/>
    <style:font-face style:name="Linux Libertine G" svg:font-family="'Linux Libertine G'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loext:contextual-spacing="false"/>
      <style:text-properties style:font-name="Linux Libertine G" fo:font-family="'Linux Libertine G'" style:font-style-name="Regular" style:font-pitch="variable" fo:font-size="11pt" fo:font-style="normal" officeooo:rsid="02828078" fo:background-color="transparent" style:font-size-asian="10.5pt" style:font-style-asian="normal" style:font-style-complex="normal"/>
    </style:style>
    <style:style style:name="List" style:family="paragraph" style:parent-style-name="Text_20_body" style:class="list">
      <style:paragraph-properties fo:margin-left="1cm" fo:margin-right="0cm" fo:text-indent="-1cm" style:auto-text-indent="false">
        <style:tab-stops/>
      </style:paragraph-properties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.423cm" loext:contextual-spacing="false" style:line-height-at-least="0.423cm" fo:text-indent="0cm" style:auto-text-indent="false">
        <style:tab-stops/>
      </style:paragraph-properties>
      <style:text-properties fo:font-size="11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font-variant="normal" fo:text-transform="none" fo:color="#0084d1" style:font-name="Arial1" fo:font-family="Arial" style:font-style-name="Bold" style:font-family-generic="swiss" style:font-pitch="variable" fo:font-size="11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cm" draw:fill-image-height="0cm"/>
      <style:paragraph-properties fo:margin-top="0.353cm" fo:margin-bottom="0.212cm" loext:contextual-spacing="false" fo:text-align="start" style:justify-single-word="false" style:page-number="auto" style:shadow="none">
        <style:tab-stops/>
      </style:paragraph-properties>
      <style:text-properties style:font-name="Times New Roman1" fo:font-family="'Times New Roman'" style:font-style-name="Italic" style:font-family-generic="roman" style:font-pitch="variable" fo:font-size="11pt" fo:font-style="italic" fo:font-weight="bold" fo:background-color="transparent" style:font-size-asian="115%" style:font-weight-asian="bold" style:font-size-complex="115%" style:font-weight-complex="bold"/>
    </style:style>
    <style:style style:name="Code_5f_paragraph" style:display-name="Code_paragraph" style:family="paragraph" style:parent-style-name="Text_20_body" style:class="text">
      <style:paragraph-properties fo:margin-left="1cm" fo:margin-right="0cm" fo:margin-top="0cm" fo:margin-bottom="0cm" loext:contextual-spacing="false" fo:text-align="start" style:justify-single-word="false" fo:text-indent="0cm" style:auto-text-indent="false"/>
      <style:text-properties style:font-name="Inconsolata-dz" fo:font-family="Inconsolata-dz" style:font-style-name="dz" style:font-pitch="fixed" fo:font-size="8pt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style:use-window-font-color="true" style:font-name="Times New Roman1" fo:font-family="'Times New Roman'" style:font-style-name="Italic" style:font-family-generic="roman" style:font-pitch="variable" fo:font-size="11pt" fo:font-style="normal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.101cm" fo:margin-bottom="0.101cm" loext:contextual-spacing="false" fo:text-align="justify" style:justify-single-word="false" fo:text-indent="0cm" style:auto-text-indent="false"/>
      <style:text-properties fo:font-size="10pt" fo:font-style="italic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class="text">
      <style:paragraph-properties fo:margin-top="0.25cm" fo:margin-bottom="0.21cm" loext:contextual-spacing="false"/>
      <style:text-properties style:font-name="Times New Roman1" fo:font-family="'Times New Roman'" style:font-style-name="Italic" style:font-family-generic="roman" style:font-pitch="variable" fo:font-size="11pt" fo:font-style="italic"/>
    </style:style>
    <style:style style:name="Footnote" style:family="paragraph" style:parent-style-name="Standard" style:class="extra">
      <style:paragraph-properties fo:margin-left="0.6cm" fo:margin-right="0cm" fo:text-align="start" style:justify-single-word="false" fo:text-indent="-0.6cm" style:auto-text-indent="false">
        <style:tab-stops/>
      </style:paragraph-properties>
      <style:text-properties style:font-name="Linux Libertine G" fo:font-family="'Linux Libertine G'" style:font-style-name="Regular" style:font-pitch="variable" fo:font-size="9pt" style:font-size-asian="10.5pt"/>
    </style:style>
    <style:style style:name="List1" style:family="paragraph" style:parent-style-name="Text_20_body">
      <style:paragraph-properties fo:margin-left="1cm" fo:margin-right="0cm" fo:text-indent="-1cm" style:auto-text-indent="false">
        <style:tab-stops/>
      </style:paragraph-properties>
      <style:text-properties officeooo:rsid="01facd8b"/>
    </style:style>
    <style:style style:name="List_20_1" style:display-name="List 1" style:family="paragraph" style:parent-style-name="List" style:class="list"/>
    <style:style style:name="Numbering_20_4_20_Start" style:display-name="Numbering 4 Start" style:family="paragraph" style:parent-style-name="List" style:class="list"/>
    <style:style style:name="Preformatted_20_Text" style:display-name="Preformatted Text" style:family="paragraph" style:parent-style-name="Standard" style:class="html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text-properties fo:font-weight="bold"/>
    </style:style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Header" style:family="paragraph" style:parent-style-name="Standard" style:class="extra">
      <style:text-properties style:font-name="Linux Libertine G1" fo:font-family="'Linux Libertine G'" style:font-style-name="Italic" style:font-pitch="variable" fo:font-size="10pt" fo:font-style="italic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ode_5f_inline" style:display-name="Code_inline" style:family="text">
      <style:text-properties style:font-name="Inconsolata-dz" fo:font-family="Inconsolata-dz" style:font-style-name="dz" style:font-pitch="fixed" fo:font-size="8pt" fo:font-weight="normal" fo:background-color="transparent" style:font-size-asian="10.5pt" loext:shadow="none"/>
    </style:style>
    <style:style style:name="CPFT_5f_local" style:display-name="CPFT_local" style:family="text">
      <style:text-properties fo:color="#0084d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cm" fo:margin-left="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cm" fo:margin-left="1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cm" fo:margin-left="1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cm" fo:margin-left="1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cm" fo:margin-left="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cm" fo:margin-left="1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cm" fo:margin-left="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cm" fo:margin-left="1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cm" fo:margin-left="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2" style:family="table">
      <style:table-properties style:width="17cm" table:align="margins"/>
    </style:style>
    <style:style style:name="Table32.A" style:family="table-column">
      <style:table-column-properties style:column-width="14.901cm" style:rel-column-width="57443*"/>
    </style:style>
    <style:style style:name="Table32.B" style:family="table-column">
      <style:table-column-properties style:column-width="2.099cm" style:rel-column-width="8092*"/>
    </style:style>
    <style:style style:name="Table32.A1" style:family="table-cell">
      <style:table-cell-properties fo:background-color="#e6e6e6" fo:padding="0.097cm" fo:border="none">
        <style:background-image/>
      </style:table-cell-properties>
    </style:style>
    <style:style style:name="MP1" style:family="paragraph" style:parent-style-name="Header">
      <style:text-properties officeooo:rsid="04cc56df" officeooo:paragraph-rsid="04cc56df"/>
    </style:style>
    <style:style style:name="MP2" style:family="paragraph" style:parent-style-name="Header">
      <style:paragraph-properties fo:text-align="end" style:justify-single-word="false"/>
    </style:style>
    <style:style style:name="MT1" style:family="text">
      <style:text-properties officeooo:rsid="045ee44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32" table:style-name="Table32">
          <table:table-column table:style-name="Table32.A"/>
          <table:table-column table:style-name="Table32.B"/>
          <table:table-row>
            <table:table-cell table:style-name="Table32.A1" office:value-type="string">
              <text:p text:style-name="MP1">CamCOPS: Server manual</text:p>
            </table:table-cell>
            <table:table-cell table:style-name="Table32.A1" office:value-type="string">
              <text:p text:style-name="MP2"><text:page-number text:select-page="current">16</text:page-number> <text:span text:style-name="MT1">of </text:span><text:span text:style-name="MT1"><text:page-count>16</text:page-count>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dolf Cardinal</meta:initial-creator>
    <meta:creation-date>2013-12-19T10:16:26.093283702</meta:creation-date>
    <meta:generator>LibreOffice/5.1.6.2$Linux_X86_64 LibreOffice_project/10m0$Build-2</meta:generator>
    <dc:date>2017-10-17T23:12:55.196012115</dc:date>
    <meta:editing-duration>P16DT9H39M29S</meta:editing-duration>
    <meta:editing-cycles>948</meta:editing-cycles>
    <dc:creator>Rudolf Cardinal</dc:creator>
    <meta:document-statistic meta:table-count="3" meta:image-count="0" meta:object-count="0" meta:page-count="16" meta:paragraph-count="350" meta:word-count="2027" meta:character-count="17821" meta:non-whitespace-character-count="14724"/>
    <meta:user-defined meta:name="ZOTERO_PREF_1">&lt;data data-version="3" zotero-version="4.0.28"&gt;&lt;session id="szUBHoWr"/&gt;&lt;style id="http://www.zotero.org/styles/bmc-psychiatry" hasBibliography="1" bibliographyStyleHasBeenSet="1"/&gt;&lt;prefs&gt;&lt;pref name="fieldType" value="ReferenceMark"/&gt;&lt;pref name="storeRefer</meta:user-defined>
    <meta:user-defined meta:name="ZOTERO_PREF_2">ences" value="true"/&gt;&lt;pref name="automaticJournalAbbreviations" value="true"/&gt;&lt;pref name="noteType" value=""/&gt;&lt;/prefs&gt;&lt;/data&gt;</meta:user-defined>
  </office:meta>
</office:document-meta>
</file>